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 Unicode MS" svg:font-family="'Liberation Sans Unicode MS'" style:font-pitch="variable"/>
    <style:font-face style:name="Liberation Serif" svg:font-family="'Liberation Serif'" style:font-family-generic="roman" style:font-pitch="variable"/>
    <style:font-face style:name="Arial Unicode MS" svg:font-family="'Arial Unicode MS'" style:font-adornments="Обычный"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master-page-name="HTML">
      <style:paragraph-properties fo:text-align="center" style:justify-single-word="false"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Судьба Энека Фишера</text:h>
      <text:p text:style-name="First_20_line_20_indent">Он был в ловушке. От этой мысли человека передернуло бы, и на лбу выступил пот, но он уже давно не был человеком.</text:p>
      <text:p text:style-name="First_20_line_20_indent">Год назад он впервые попал в перестрелку. Сам Энек Фишер и двое других, таких же, как он, патрульных, напоролись тогда на матерых преступников. Сам Тоби Дюк руководил ими. Все, что осталось тогда от трех полицейских, это лишь трупы.</text:p>
      <text:p text:style-name="First_20_line_20_indent">Воспоминания нахлынули на него новой волной. Звенящий стук ботинок о металлическую лестницу, рокот автомата, звон пуль о стальные балки...</text:p>
      <text:p text:style-name="First_20_line_20_indent">"Эн, налево!.. Винс, берегись!..." - Марк всегда заботился в первую очередь о других.</text:p>
      <text:p text:style-name="First_20_line_20_indent">"Я его держу, вызывай подмогу... Ма-а-арк!" - Винсент не мог спокойно перенести смерть своего брата. Когда это случилось, он выпрямился во весь рост, сто девяносто два сантиметра, и поливая длинными очередями весь цех, где была перестрелка, двинулся навстречу бандитам. Он успел убить четверых из шести. Три пули попали ему в грудь, четвертым выстрелом ему снесло голову. Но и тогда падающее тело сжимало в руках дергающийся от выстрелов автомат.</text:p>
      <text:p text:style-name="First_20_line_20_indent">Энек хорошо видел смерть своих товарищей, он судорожно сглотнул и прицелился в то место, где появлялся Дюк. Сзади раздался шорох. Фишер повернулся и увидел направленное на него дуло автомата Калашникова. Очередь прошила его грудь до самого сердца. И – темнота...</text:p>
      <text:p text:style-name="First_20_line_20_indent">Снова боль, затем – резкое прекращение. Ощущение огромной пустоты. Перед внутренним взором промелькнули обрывки печатных плат, искры... Неразборчивый шум какого-то разговора. Наконец – свет.</text:p>
      <text:p text:style-name="First_20_line_20_indent">Большая лампа светила прямо в глаза, но никакой боли он не чувствовал. Энек вообще не ощущал своего тела. Мысленно напрягал мышцы, но ответных импульсов не было. Может, его заморозили? Он слышал, так поступают при серьезных травмах. Но ведь глаза подчинялись ему. Наркотик?</text:p>
      <text:p text:style-name="First_20_line_20_indent">Над ним склонились два лица. Внимательно посмотрев на него, один человек сказал другому: "Я думаю, можно начать". Энека, как куклу, поставили стоймя, и повернули к большому зеркалу. Он закричал. Огромной мощи звук вырвался из него. Стоящие рядом зажали уши и пригнулись как во время бури. Небольшой светильник не выдержал и разбился.</text:p>
      <text:p text:style-name="First_20_line_20_indent">- Кто-нибудь, да остановите же его! – этот крик потонул в диком вопле Фишера, но он тут же замолчал.</text:p>
      <text:p text:style-name="First_20_line_20_indent">Энек еще раз посмотрел в зеркало. То, что он увидел, не было человеческим телом. Андроид стоял и смотрел на свое отражение.- Подними ногу... Вторую... - подошедшие люди в халатах натянули на него искусственную кожу. Соединения заварили так, что даже следа не осталось. Теперь Энек видел себя прежнего. Может, чуть больше выпирают мускулы, чуть жестче черты лица, в остальном же он выглядел... вполне нормально. Глаза, волосы, рот практически неотличимы от человеческих. Не было лишь языка.</text:p>
      <text:p text:style-name="First_20_line_20_indent">- М-да! Языка нет, но ничего! Возможно, придется немого усложнить схему, но мы добавим и его. Тогда сам господь бог не различит в нем не совсем человека.</text:p>
      <text:p text:style-name="First_20_line_20_indent"> </text:p>
      <text:p text:style-name="First_20_line_20_indent"><text:soft-page-break/>С тех пор он прошел через многое. Заново учился ходить, пробуя по очереди все свои новые органы, затем была полицейская подготовка.</text:p>
      <text:p text:style-name="First_20_line_20_indent"> </text:p>
      <text:p text:style-name="First_20_line_20_indent">- Я решил остаться в полиции... если это возможно.</text:p>
      <text:p text:style-name="First_20_line_20_indent">- Ну, я думаю, мы Вам это устроим, - доктор ободряюще хлопал его по плечу. – Вы можете гордиться своим новым телом. Конечно, оно не то, что прежнее... Но зато какие возможности! Взять хотя бы ваш голос. Любой звук, слышимый и неслышимый. А зрение? От инфракрасного до ультрафиолета. Сила как у здоровяка! Конечно, в пределах разумного, но все же... Память, фактически, самоизлечение... да мало ли что еще? Потребляемая энергия – любая, потери – минимальные.</text:p>
      <text:p text:style-name="First_20_line_20_indent">- Но я не человек.</text:p>
      <text:p text:style-name="First_20_line_20_indent">- Тьфу, да что Вы все заладили... человек, не человек... Важно то, что Вы живы. У Вас не было семьи?</text:p>
      <text:p text:style-name="First_20_line_20_indent">- Да.</text:p>
      <text:p text:style-name="First_20_line_20_indent">- Тем более!</text:p>
      <text:p text:style-name="First_20_line_20_indent">Доктор, имени которого Энек так и не узнал, добавил.</text:p>
      <text:p text:style-name="First_20_line_20_indent">- Кроме того, есть еще кое-что. Теперь, парень, ты сможешь изменять фигуру и лицо. Незначительно, конечно, но все же это может пригодиться . Поверь, я это сделал лишь для борьбы со злом. Я изучил тебя и думаю, что ты подходишь для этого.</text:p>
      <text:p text:style-name="First_20_line_20_indent"> </text:p>
      <text:p text:style-name="First_20_line_20_indent">Стеклянные двери тихо закрылись за ним. Теперь Энек почувствовал себя действительно свободным. У него было практически все, что и прежде: документы, вещи, жилье... Все считали его прежним Энеком Фишером. Он и был им... Но не физически.</text:p>
      <text:p text:style-name="First_20_line_20_indent">Кремового цвета "Фиат" по-прежнему дожидался его в полицейском спецгараже. Ключ был в замке зажигания, бак полностью заправлен. Аккумуляторы заряжены, так что Фишеру не пришлось долго возиться. Автомобиль быстро вырулили из ряда машин и пулей вырвался на улицу. В зеркальце заднего вида мелькнул въезд подземный гараж, и огромное здание института, где Энека вернули к жизни, стало быстро уменьшаться.</text:p>
      <text:p text:style-name="First_20_line_20_indent">Ворота захлопнулись за автомобилем, едва тот выехал за предел закрытой зоны. Начиналась новая жизнь.</text:p>
      <text:p text:style-name="First_20_line_20_indent"> </text:p>
      <text:p text:style-name="First_20_line_20_indent">Энек пошевелился. Компьютер подсказал, что повреждено менее пяти процентов металлического организма. Могло быть и хуже. Он начал чинить себя, но отвлекся, когда его слуховые рецепторы уловили какой-то неясный гул за стеной. Теплодатчики тотчас же доложили об источнике, За стальной перегородкой находились трое: двое взрослых мужчин и одна маленькая девочка. Она пыталась отбиваться, но безуспешно.</text:p>
      <text:p text:style-name="First_20_line_20_indent">"Лиза!" - мысль о том, что это может быть, да скорее всего, и есть, удочеренная им девочка, обожгла его, как крутой кипяток. Если бы он умел потеть, он, наверное, уже весь взмок.</text:p>
      <text:p text:style-name="First_20_line_20_indent">Как он с нею встретился? Воспоминания вновь нахлынули на него.</text:p>
      <text:p text:style-name="First_20_line_20_indent"><text:soft-page-break/> </text:p>
      <text:p text:style-name="First_20_line_20_indent">Яркое солнце не слепило его. Как мог ослепнуть такой совершенный механизм, как его датчики? Остановив свой автомобиль возле небольшой церкви где-то в старых кварталах, Фишер расслабился. Но только он подумал об этом, как тут же оборвал сам себя; механизмы не могут расслабляться. Он никак не мог отвыкнуть от человеческого типа мышления. Иногда осознание этого его смешило. Но в глубине души он был рад, ибо это было тем немногим, что по-настоящему связывало его с прошлым.</text:p>
      <text:p text:style-name="First_20_line_20_indent">Часы на центральной башне пробили девять часов. Энек и без того знал, который час, помогал встроенный таймер. Он вышел из машины и, держась одной рукой за дверцу, стал рассматривать здание. Пока человек любовался архитектурой, компьютер мгновенно оценил строение. Высота, пропорции, мелкие детали – все было учтено. Если бы Энек хотел узнать эти данные, они мгновенно появились бы в его голове, но пока он даже не подозревал об их существовании.</text:p>
      <text:p text:style-name="First_20_line_20_indent">Переводя взгляд с самого верха шпиля ниже и ниже, он с удовольствием рассматривал серые стены, мозаичные стекла в окнах, стайку голубей, облюбовавших себе место возле одной из небольших башенок, еще ниже, до самой входной двери. Здесь его взгляд задержался, и надолго. Невысокая, строгого вида монашка вела по лестнице в церковь группу детей. Серая интернатская форма почти сливалась с цветом стен, отчетливо были видны только детские лица. Одно из них привлекло внимание Фишера. Среди улыбающихся и оживленных оно резко выделялось своей печалью. Девочка шла, понурившись, и казалось, ничего не замечала вокруг. Вот она вскинула голову, взглянула на Энека и снова опустила глаза вниз. Глаза! Тоска этого глубокого взгляда, таившаяся в черноте больших зрачков, как будто обожгла Фишера. Ему вдруг очень захотелось познакомиться с ней поближе.</text:p>
      <text:p text:style-name="First_20_line_20_indent">- Что-то я стал слишком сентиментальным, - непроизвольно вырвалось у него.</text:p>
      <text:p text:style-name="First_20_line_20_indent">Он зашел в церковь. Дети молились. Монашка стояла в стороне и сосредоточенно рассматривала свои пальцы. Энек не стал тянуть резину. Он быстро отыскал взглядом заинтересовавшую его девочку и, подойдя к ее сопровождающей, начал разговор, указав на ребенка.</text:p>
      <text:p text:style-name="First_20_line_20_indent">- Кто эта девочка?</text:p>
      <text:p text:style-name="First_20_line_20_indent">Монашка отвлеклась от своего занятия. Печально вздохнув, она сделала строгое лицо и посмотрела на Энека. Тот все понял и показал ей значок полицейского. Тогда монашка безжизненным монотонным голосом стала рассказывать. Узнав о жизни девочки, Энек поехал в интернат. Там он сразу пошел к заведующей, показал ей значок и, не дожидаясь какой-либо реакции, начал разговор.</text:p>
      <text:p text:style-name="First_20_line_20_indent">- У вас есть воспитанница из третьей группы, Лиза Смит. Я бы хотел забрать ее на день. Понимаю. Что это против правил, но как полицейскому...</text:p>
      <text:p text:style-name="First_20_line_20_indent">- Она как-то может Вам помочь?</text:p>
      <text:p text:style-name="First_20_line_20_indent">- ...да!</text:p>
      <text:p text:style-name="First_20_line_20_indent">Это была почти правда. В полицейском участке никто и не заподозрил его в чересчур малой "человечности". Теперь он решил испытать себя в более трудных условиях. Кроме того, ему просто надоело одиночество, а девочка ему приглянулась. Внутренний голос компьютера <text:soft-page-break/>подсказывал ему, что все усилия напрасны, ничего хорошего из этой затеи не выйдет, но человеческая сущность резко протестовала против подобных выводов.</text:p>
      <text:p text:style-name="First_20_line_20_indent">- Я разрешу Вам взять девочку до шести вечера, но... Я надеюсь, Вы понимаете свои обязанности. Мы не какой-нибудь там бордель, а церковный интернат, так что Вы должны соблюдать некоторые правила приличия. Распишитесь здесь и здесь. Удостоверение личности?</text:p>
      <text:p text:style-name="First_20_line_20_indent">Когда с бумагами было покончено, женщина привела девочку. По ее виду не было заметно, что она рада покинуть интернатские стены. Когда они вышли за пределы интерната, она, казалось, оживилась на миг, а потом снова замкнулась в себе. В машине оба молчали. Ехали они недолго. Старый дом, возле которого они остановились, ничем не отличался от остальных домов этого квартала... неопределенный цвет, облупившаяся местами краска, постоянно стоящий вокруг шум от обитателей. Последние тоже ничем не отличались от себе подобных... те же пьяницы, домохозяйки, кошки, собаки... Но в целом ощущения беспризорности не возникало, вокруг царил порядок. Энек поднялся с оробевшей вдруг девочкой на второй этаж и впустил ее к себе в комнату.</text:p>
      <text:p text:style-name="First_20_line_20_indent">- Располагайся.</text:p>
      <text:p text:style-name="First_20_line_20_indent">Девочка скромно примостилась на краю старого дивана с валиками по бокам.</text:p>
      <text:p text:style-name="First_20_line_20_indent">- Есть будешь? Я могу приготовить.</text:p>
      <text:p text:style-name="First_20_line_20_indent">Девочка промолчала. Энек подумал, что это не отказ и ушел на кухню. Буквально за полчаса он приготовил пудинг, салат, кофе и еще, что пришло ему на ум. Во время приготовления он заметил, как девочка подсматривала за ним, это его приободрило, почему, он и сам не понял. Когда все было готово, он составил блюда на столик с колесами и вывез его в комнату.</text:p>
      <text:p text:style-name="First_20_line_20_indent">- Вот и ланч... - он осекся.</text:p>
      <text:p text:style-name="First_20_line_20_indent">В комнате никого не было, девочка исчезла.</text:p>
      <text:p text:style-name="First_20_line_20_indent">Пока человек стоял в нерешительности, компьютер уже оценивал ситуацию. Из окна она выпрыгнуть не могла – второй этаж, и никаких пожарных лестниц. Дверь тоже не открывали, об этом свидетельствовал замок, который был заперт изнутри, да и не слышно было, что дверь открывали. Так где же она? Информация, поступающая в мозг, немедленно обработалась. Двадцать минут назад девочка еще была здесь, заглядывала в кухню. Вот примятое покрывало на диване, где она сидела. Фотография в рамке, прислоненная к настольной лампе, сдвинута. Отодвинутый в сторону стул, почти распрямившийся короткий ворс паласа... Следы вели к окну. Пожарной лестницы за ним действительно не было, но зато был широкий уступ, на котором можно было удержаться. Пожалуй, ребенок смог бы пройти по нему. Энек после недолгих колебаний тоже встал на него. Но куда идти? Он пошел налево. Три окна, все закрыты изнутри, угол... За ним уступ заканчивался. Дорога назад. Пару раз Энек чуть не сорвался. Он еще раз посмотрел вниз, на переулок. Ничего, что помогло бы человеку безболезненно спрыгнуть вниз, наоборот, в одном месте решетка забора с кольями поверху, в другом – решетка канализации, которая не выдержит даже веса младенца. В остальных местах – асфальт. Потолки в доме были высокие, поэтому даже второй этаж казался чуть ли не четвертым. Высота немалая. Снова окна. Что за ними, так просто не разобрать. Шторы, полумрак внутри, мертвая тишина, обычная в это время. Используя все свои датчики, прослушивая и просматривая помещения, Энек пытался найти девочку, но не мог. Везде пусто. Он вернулся к своему окну. Перекинув ноги через <text:soft-page-break/>подоконник, он уселся на него и задумался. За прошедшее время девочка могла уйти уже далеко. Энек уже раскаивался в том, что взял ее с собой.</text:p>
      <text:p text:style-name="First_20_line_20_indent">Но, черт возьми, куда же она делась? В задумчивости, Фишер походил немного по комнате, затем пошел в спальную, переодеться. И там его взору открылась интересная картина. На его почти непримятой кровати, свернувшись клубочком, спала маленькая Лиза. Ее темные волосы красиво обрамляли юное лицо, на котором даже во время сна не проявлялось и тени улыбки. Девочка будто почувствовала, что ее рассматривают. Она встрепенулась, открыла глаза и, видимо, не осознавая спросонок, удивительно сильно лягнула стоящего рядом Энека под пах. Ногу она не отбила, но боль почувствовала. Ее глаза расширились еще больше, и она вдруг рассмеялась. Неумелый смех показывал, что это случается не так уж и часто.</text:p>
      <text:p text:style-name="First_20_line_20_indent">- Ты странный.</text:p>
      <text:p text:style-name="First_20_line_20_indent">Несколько неожиданное утверждение слегка удивило Энека.</text:p>
      <text:p text:style-name="First_20_line_20_indent">- Значит, ты все же умеешь говорить? Приятно слышать!</text:p>
      <text:p text:style-name="First_20_line_20_indent">- Почему ты меня взял? – шутливость Энека никак девочку не задела. – Зачем?</text:p>
      <text:p text:style-name="First_20_line_20_indent">- Не знаю. Просто ты не такая, как все. Слишком взрослая, что ли. В общем, ты мне просто понравилась. Этого мало?</text:p>
      <text:p text:style-name="First_20_line_20_indent">- Ты что, извращенец?</text:p>
      <text:p text:style-name="First_20_line_20_indent">- Нет, что ты! – Энек улыбнулся.</text:p>
      <text:p text:style-name="First_20_line_20_indent">- ...ты хотел бы быть моим папой?</text:p>
      <text:p text:style-name="First_20_line_20_indent">- А-а... ты хочешь стать моей дочкой?</text:p>
      <text:p text:style-name="First_20_line_20_indent">- Ну так как?</text:p>
      <text:p text:style-name="First_20_line_20_indent">Девочка вздохнула и, опустив глаза, стала теребить край покрывала. После некоторой паузы она взглянула на него.</text:p>
      <text:p text:style-name="First_20_line_20_indent">- Я сирота. Сколько себя помню, все время в приюте. А мне хочется семью. Мне не нравится в интернате, особенно наша заведующая.</text:p>
      <text:p text:style-name="First_20_line_20_indent">Тут она прибавила грязное ругательство, так что Энек только хмыкнул.</text:p>
      <text:p text:style-name="First_20_line_20_indent">- Где ты этому научилась?</text:p>
      <text:p text:style-name="First_20_line_20_indent">- Не все ли равно?</text:p>
      <text:p text:style-name="First_20_line_20_indent">- Нет, не все равно. Не люблю я такие ругательства, особенно из уст маленьких девочек. И если ты хочешь, чтобы я тебя удочерил, то прекрати так выражаться.</text:p>
      <text:p text:style-name="First_20_line_20_indent">- Ты что, серьезно хочешь меня взять? Да?</text:p>
      <text:p text:style-name="First_20_line_20_indent">Фишер кивнул. Лиза вскочила с кровати и чмокнула его в щеку.</text:p>
      <text:p text:style-name="First_20_line_20_indent">- Какой ты странный...</text:p>
      <text:p text:style-name="First_20_line_20_indent">А часы пропикали шесть...</text:p>
      <text:p text:style-name="First_20_line_20_indent">Скрытая в стене дверь скрипнула и отворилась. Те двое, что скрывались за ней, вытащили вперед девочку. Руки ее были связаны. Энек приподнялся, подхватил какую-то валявшуюся поблизости железку. Удовлетворенно взвесив е в руке, он встал и сам обратился к вошедшим.</text:p>
      <text:p text:style-name="First_20_line_20_indent"><text:soft-page-break/>- Ну что же, ты взял девочку, но зачем? Ведь я и так в твоих руках.</text:p>
      <text:p text:style-name="First_20_line_20_indent">- А ты не догадываешься? Все очень просто! Ты возьмешь для нас деньги, а потом оставишь на месте наш маленький подарочек. Сделаешь все, как надо – девчонка останется жива, нет – вини себя.</text:p>
      <text:p text:style-name="First_20_line_20_indent">- Ты свинья, Дюк! С чего ты взял, что я соглашусь все сделать так, как ты хочешь?</text:p>
      <text:p text:style-name="First_20_line_20_indent">- Ничего, ничего. Мы и на тебя навесим небольшой жилетик. Я думаю, он тебе понравится. Сделаешь что-то не так, взорвем, а девчонку... повесим, перережем глотку, поиграем с ней... Да мало ли что можно сделать.</text:p>
      <text:p text:style-name="First_20_line_20_indent">- Ты не дерьмо, ты значительно хуже.</text:p>
      <text:p text:style-name="First_20_line_20_indent">Верзила, стоящий рядом с Дюком, с сожалением покосился на пистолет в своей руке, но использовать его не стал.</text:p>
      <text:p text:style-name="First_20_line_20_indent">- А теперь будь хорошим мальчиком, позволь Джонни, - при этих словах верзила чуть наклонился вперед, - надеть на тебя хорошенький новый костюм.</text:p>
      <text:p text:style-name="First_20_line_20_indent">Джонни подошел к Энеку и осторожно напялил на него переплетение проводов и динамитных шашек. Застегнув пряжку где-то под лопаткам, куда не дотянуться рукой, он отошел на пять метров и, достав из кармана пульт дистанционного управления, нажал на нем кнопку. Тотчас же на пульте засветился красный огонек. Ему отвели мигающий сигнал с жилета Энека. Судя по всему, верзила остался доволен.</text:p>
      <text:p text:style-name="First_20_line_20_indent">Через две-три минуты Фишер ехал по шоссе на ярко-красном "Феррари". Он не спешил. Обдумывая план освобождения, он, нет-нет, да и поглядывал на сверток рядом с ним. До взрыва было еще сорок пять минут. Как только он попался на их удочку?..</text:p>
      <text:p text:style-name="First_20_line_20_indent"> </text:p>
      <text:p text:style-name="First_20_line_20_indent">Лиза сидела перед включенным телевизором и ужинала. Она давно привыкла к тому, что ее отчим всегда ест в одиночестве. Почти не глядя в тарелку, она лениво ковыряла в ней вилкой и следила за происходящим на экране. Там ,как и много-много лет назад, незадачливый кот Томас гонялся за мышонком Джерри. Вообще-то этот фильм она уже видела, но смотрела все равно с интересом.</text:p>
      <text:p text:style-name="First_20_line_20_indent">В соседней комнате у открытого окна стоял Энек. Он еще раз с сожалением взглянул на тарелку со спагетти и, вздохнув, выкинул ее содержимое вниз. Тут же две кошки, царапая друг друга, бросились к этому месту и утробно заурчали.</text:p>
      <text:p text:style-name="First_20_line_20_indent">Получив кибернетическое тело, Фишер не мог больше есть, не мог смаковать вкус. Он подумывал о том, чтобы попросить встроить в себя какие-нибудь заменяющие рецепторы, но так и не решился. И теперь страдал. Он вышел из комнаты, утирая салфеткой губы, и смущенно сказал.</text:p>
      <text:p text:style-name="First_20_line_20_indent">- Извини...</text:p>
      <text:p text:style-name="First_20_line_20_indent">Лиза махнула рукой, даже не повернувшись. Она привыкла.</text:p>
      <text:p text:style-name="First_20_line_20_indent"> </text:p>
      <text:p text:style-name="First_20_line_20_indent">Они сидели, обнявшись, когда раздался зуммер телефона. Деловой голос быстро произнес.</text:p>
      <text:p text:style-name="First_20_line_20_indent"><text:soft-page-break/>- Это Паттерн. Быстро выезжай. Квадрат два, сорок семь, угол Бичстрит и Лозингроуд. Там Дюк.</text:p>
      <text:p text:style-name="First_20_line_20_indent">"Дюк!" - в памяти всплыли друзья, погибшие тогда, когда он перестал быть человеком. С ним у Энека были особые счеты. "Ма-а-арк!" - странно, но именно этот крик наиболее отчетливо запомнился ему.</text:p>
      <text:p text:style-name="First_20_line_20_indent">- Ладно, сейчас подъеду... Меня вызывают.</text:p>
      <text:p text:style-name="First_20_line_20_indent">Лиза на миг прижалась к нему еще крепче, как это всегда бывало в таких случаях, а затем оттолкнула. Надев кроссовки, Энек вышел, громко хлопнув дверью. Люк Скайуокер с экрана телевизора печально глядел ему вслед.</text:p>
      <text:p text:style-name="First_20_line_20_indent"> </text:p>
      <text:p text:style-name="First_20_line_20_indent">На указанном месте никого не было, но из дома поблизости слышались треск и выстрелы, не похожие на порождение телевидения или игорного бизнеса. Не колеблясь, Фишер бросился туда. Внутри было темно, и ему пришлось воспользоваться инфракрасными датчиками. В комнате никого не было. Внезапно пол ушел у него из-под ног. Умело замаскированная ловушка сработала, и Энек провалился вниз. Механизм среагировал мгновенно, и он принял положение, при котором стремительное падение и удар могли принести самый минимальный ущерб. Тем не менее, приземление принесло с собой известие о том, что некоторые его части повреждены. Тогда-то Энек и понял, что попался, как простачок. Теперь он был в искусно построенной и сработавшей как надо ловушке...</text:p>
      <text:p text:style-name="First_20_line_20_indent"> </text:p>
      <text:p text:style-name="First_20_line_20_indent">Слева пронеслась куда-то назад Римская арка. Впереди – нужный ему квартал. Время до взрыва – сорок одна минута. Здесь компьютер помочь не мог. Способ освободиться самому и освободить Лизу должен был придумать он сам. И тут в голове его, неизвестно откуда, возник образ, как человек с таким же "костюмом", кА и у него, заезжает в туннель и там, где дистанционное управление до него не достанет, избавляется от своего смертельного груза. Компьютер тут же включился в работу. Ближайший туннель находился в трех минутах езды отсюда и вероятность успеха была равно девяноста восьми процентам. Но надо было что-то делать и со свертком и взрывчаткой в нем. Эту часть затеи бандитов приходится выполнять так, как они и задумали. Но добавим немного от себя и...</text:p>
      <text:p text:style-name="First_20_line_20_indent">Он зашел в здание. Обо всем уведомленные охранники проводили его прямо в кабинет, где сидел какой-то важный тип. Тот сразу протянул дипломат с деньгами.</text:p>
      <text:p text:style-name="First_20_line_20_indent">- Вот... Все, как договорились.</text:p>
      <text:p text:style-name="First_20_line_20_indent">- Хорошо, вроде бы все, но я обязан вас предупредить, в здании бомба. Взрыв... через двадцать минут. Скорее всего, есть еще одна где-нибудь, так что эвакуируйтесь как можно скорее.</text:p>
      <text:p text:style-name="First_20_line_20_indent">Энек повернулся и вышел. За его спиной завыла сирена и послышался топот ног. Он свое дело сделал. Теперь пора снять "подарочек" с него самого.</text:p>
      <text:p text:style-name="First_20_line_20_indent">Машины в туннеле мчались быстро, но было их немного. Энек действовал спокойно. Припарковав машину у обочины, он снял куртку и занялся изучением взрывной системы. Через несколько секунд осмотра компьютер начал выдавать вероятность благополучного исхода. Чем больше вглядывался в провода Фишер, тем она становилась все меньше и меньше. И только <text:soft-page-break/>дойдя до одной десятой процента, перестала меняться. Энек был подавлен. "Костюмчик" снять не удастся. Ну что ж, придется ходить с ним.</text:p>
      <text:p text:style-name="First_20_line_20_indent">Он вырулил из туннеля и с максимальной скоростью помчался туда, где его ждали бандиты. И Лиза...</text:p>
      <text:p text:style-name="First_20_line_20_indent">Войдя в дом, он тут же спросил.</text:p>
      <text:p text:style-name="First_20_line_20_indent">- Где девочка?</text:p>
      <text:p text:style-name="First_20_line_20_indent">- Спокойно, она в соседней комнате.</text:p>
      <text:p text:style-name="First_20_line_20_indent">Все датчики Фишера показали, что Дюк лжет.</text:p>
      <text:p text:style-name="First_20_line_20_indent">- Я хочу видеть девочку, - Энек отодвинул дипломат за спину.</text:p>
      <text:p text:style-name="First_20_line_20_indent">- Ладно... Приведи ее, - кивнул Дюк верзиле.</text:p>
      <text:p text:style-name="First_20_line_20_indent">Тот нехотя повиновался. Через несколько минут он приковылял, прихрамывая на левую ногу. Лиза с гордым видом шля рядом.</text:p>
      <text:p text:style-name="First_20_line_20_indent">- Теперь сними костюм.</text:p>
      <text:p text:style-name="First_20_line_20_indent">- Э, нет! Сначала товар.</text:p>
      <text:p text:style-name="First_20_line_20_indent">Энек изобразил кислую физиономию, открыл дипломат и показал пачки денег бандитам. Дюк молча кивнул. Где-то вдалеке раздался взрыв. Через две секунды – другой. Дюк расслабился и улыбнулся. Он толкнул девочку к Фишеру. Тот тоже улыбнулся и ободрительно подмигнул Лизе, которая тут же прижалась к нему. Энек чуть отодвинул ее и сказал.</text:p>
      <text:p text:style-name="First_20_line_20_indent">- Иди домой, только быстрее. Я задержусь тут ненадолго. Впрочем, ты ведь взрослая, должна все понимать сама.</text:p>
      <text:p text:style-name="First_20_line_20_indent">Лиза кивнула и выбежала из дома. Хлопнула дверь, и послышались быстрые шаги, а затем бег. Энек повернулся к Дюку.</text:p>
      <text:p text:style-name="First_20_line_20_indent">- Теперь – это, - он указал на взрывчатку, навешенную на него.</text:p>
      <text:p text:style-name="First_20_line_20_indent">-Ах, ЭТО... - Дюк бросил пульт дистанционного управления об пол так, что тот разбился. – Это ни к чему теперь. Давай деньги.</text:p>
      <text:p text:style-name="First_20_line_20_indent">Поймав брошенный дипломат, он добавил.</text:p>
      <text:p text:style-name="First_20_line_20_indent">- Так уж вышло, что этот "костюмчик" не снимается. И еще, в нем есть часовой механизм... Извини, мне пора. У тебя двадцать секунд.</text:p>
      <text:p text:style-name="First_20_line_20_indent">Он вместе и верзила вышли, закрыв за собой дверь. Энек мгновенно принял решение. Он резко бросился вперед. Сбив дверь с петель, он заметил, что сшиб ею верзилу. Тот ударился о какие-то железки и больше не шевелился. На его виске темнел синяк. Дюк обернулся. На его лице недоумение смешалось со страхом. Он бросился бежать. В голове Энека шел отсчет. Пятнадцать. Дюк подбежал к машине, припаркованной рядом с домом, плюхнулся на сиденье и завел мотор. Тот зарычал, как дикий зверь. Автомобиль рванул с места, но в последнюю секунду через открытую секунду просунулась рука и, схватив Дюка за шею, вытащила наружу. Автомобиль умчался вдаль, и где-то вдалеке прозвучал взрыв. Три. Фишер повалил Дюка на мостовую и бросился на него сверху. Два.</text:p>
      <text:p text:style-name="First_20_line_20_indent">- Это за всех...</text:p>
      <text:p text:style-name="First_20_line_20_indent"><text:soft-page-break/>"Вот и все..."- подумал Энек.</text:p>
      <text:p text:style-name="First_20_line_20_indent">Один.</text:p>
      <text:p text:style-name="First_20_line_20_indent">Нол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ans Unicode MS" svg:font-family="'Liberation Sans Unicode MS'" style:font-pitch="variable"/>
    <style:font-face style:name="Liberation Serif" svg:font-family="'Liberation Serif'" style:font-family-generic="roman" style:font-pitch="variable"/>
    <style:font-face style:name="Arial Unicode MS" svg:font-family="'Arial Unicode MS'" style:font-adornments="Обычный"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class="text">
      <style:text-properties style:font-name="Liberation Sans Unicode MS" fo:font-family="'Liberation Sans Unicode MS'" style:font-pitch="variable" fo:font-size="24pt" fo:font-weight="bold" style:font-size-asian="22pt" style:font-weight-asian="bold" style:font-size-complex="22pt" style:font-weight-complex="bold"/>
    </style:style>
    <style:style style:name="First_20_line_20_indent" style:display-name="First line indent" style:family="paragraph" style:parent-style-name="Text_20_body" style:class="text">
      <style:paragraph-properties fo:margin-left="0cm" fo:margin-right="0cm" fo:text-align="justify" style:justify-single-word="false" fo:text-indent="0.499cm" style:auto-text-indent="false"/>
      <style:text-properties style:font-name="Arial Unicode MS" fo:font-family="'Arial Unicode MS'" style:font-style-name="Обычный" style:font-family-generic="swiss" style:font-pitch="variable" fo:font-size="11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0T00:11:17.828000000</meta:creation-date>
    <dc:date>2019-05-30T00:15:35.904000000</dc:date>
    <meta:editing-duration>PT4M18S</meta:editing-duration>
    <meta:editing-cycles>1</meta:editing-cycles>
    <meta:document-statistic meta:table-count="0" meta:image-count="0" meta:object-count="0" meta:page-count="9" meta:paragraph-count="127" meta:word-count="3361" meta:character-count="21318" meta:non-whitespace-character-count="18045"/>
    <meta:generator>LibreOffice/6.2.4.2$Windows_X86_64 LibreOffice_project/2412653d852ce75f65fbfa83fb7e7b669a126d64</meta:generator>
  </office:meta>
</office:document-meta>
</file>